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, Arial, Helvetica, sans-serif"/>
    <style:font-face style:name="Consolas1" svg:font-family="Consolas, serif"/>
    <style:font-face style:name="Droid Sans Mono" svg:font-family="'Droid Sans Mono', monospace, monospace, 'Droid Sans Fallback'"/>
    <style:font-face style:name="Helvetica1" svg:font-family="Helvetica, serif"/>
    <style:font-face style:name="Liberation Mono1" svg:font-family="'Liberation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style:paragraph-properties style:vertical-align="baseline"/>
    </style:style>
    <style:style style:name="P2" style:family="paragraph" style:parent-style-name="HTML_20_Preformatted">
      <loext:graphic-properties draw:fill="solid" draw:fill-color="#ffffff"/>
      <style:paragraph-properties fo:background-color="#ffffff" style:vertical-align="baseline"/>
    </style:style>
    <style:style style:name="P3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officeooo:paragraph-rsid="00087684"/>
    </style:style>
    <style:style style:name="P4" style:family="paragraph" style:parent-style-name="HTML_20_Preformatted">
      <loext:graphic-properties draw:fill="solid" draw:fill-color="#ffffff"/>
      <style:paragraph-properties fo:margin-top="0cm" fo:margin-bottom="0.026cm" loext:contextual-spacing="false" style:line-height-at-least="0.635cm" fo:background-color="#ffffff" style:vertical-align="baseline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font-style="italic" fo:font-weight="bold" officeooo:rsid="0002c753" officeooo:paragraph-rsid="0002c753" style:font-style-asian="italic" style:font-weight-asian="bold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text-properties style:font-name="Courier New" style:font-name-complex="Courier New1"/>
    </style:style>
    <style:style style:name="P9" style:family="paragraph" style:parent-style-name="Standard">
      <style:text-properties officeooo:rsid="00063650" officeooo:paragraph-rsid="00063650"/>
    </style:style>
    <style:style style:name="P10" style:family="paragraph" style:parent-style-name="Standard">
      <style:text-properties fo:font-weight="bold" officeooo:rsid="0007f763" officeooo:paragraph-rsid="0007f763" style:font-weight-asian="bold" style:font-weight-complex="bold"/>
    </style:style>
    <style:style style:name="P11" style:family="paragraph" style:parent-style-name="Standard">
      <style:text-properties fo:font-weight="bold" officeooo:rsid="00086449" officeooo:paragraph-rsid="00086449" style:font-weight-asian="bold" style:font-weight-complex="bold"/>
    </style:style>
    <style:style style:name="P12" style:family="paragraph" style:parent-style-name="Standard">
      <style:text-properties fo:font-weight="bold" officeooo:rsid="0009cab0" officeooo:paragraph-rsid="0009cab0" style:font-weight-asian="bold" style:font-weight-complex="bold"/>
    </style:style>
    <style:style style:name="P13" style:family="paragraph" style:parent-style-name="Standard">
      <style:text-properties fo:font-weight="bold" officeooo:rsid="000bc096" officeooo:paragraph-rsid="000bc096" style:font-weight-asian="bold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.265cm" loext:contextual-spacing="false" fo:line-height="100%" fo:background-color="#ffffff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paragraph-properties fo:margin-top="0cm" fo:margin-bottom="0cm" loext:contextual-spacing="false" style:line-height-at-least="0.503cm"/>
    </style:style>
    <style:style style:name="P18" style:family="paragraph" style:parent-style-name="Text_20_body">
      <style:paragraph-properties fo:margin-left="0cm" fo:margin-right="0cm" fo:margin-top="0cm" fo:margin-bottom="0.259cm" loext:contextual-spacing="false" fo:orphans="2" fo:widows="2" fo:text-indent="0cm" style:auto-text-indent="false"/>
      <style:text-properties fo:font-variant="normal" fo:text-transform="none" fo:color="#000000" style:font-name="Calibri1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59cm" loext:contextual-spacing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alibri1" fo:font-size="12pt" fo:letter-spacing="normal" fo:font-style="normal" fo:font-weight="normal"/>
    </style:style>
    <style:style style:name="P21" style:family="paragraph" style:parent-style-name="Text_20_body">
      <loext:graphic-properties draw:fill="solid" draw:fill-color="#ffffff"/>
      <style:paragraph-properties fo:margin-top="0cm" fo:margin-bottom="0.265cm" loext:contextual-spacing="false" fo:line-height="100%" fo:background-color="#ffffff"/>
      <style:text-properties fo:font-variant="normal" fo:text-transform="none" fo:color="#000000" style:font-name="Calibri1" fo:font-size="12pt" fo:letter-spacing="normal" fo:font-style="normal" fo:font-weight="normal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urier New" style:font-name-complex="Courier New1"/>
    </style:style>
    <style:style style:name="T4" style:family="text">
      <style:text-properties fo:color="#284d81" fo:background-color="#fffffc" loext:char-shading-value="0" loext:padding="0.035cm" loext:border="0.74pt solid #eeeeee"/>
    </style:style>
    <style:style style:name="T5" style:family="text">
      <style:text-properties fo:color="#284d81" fo:font-size="18pt" fo:background-color="#fffffc" loext:char-shading-value="0" style:font-size-asian="18pt" style:font-size-complex="18pt" loext:padding="0.035cm" loext:border="0.74pt solid #eeeeee"/>
    </style:style>
    <style:style style:name="T6" style:family="text">
      <style:text-properties fo:color="#284d81" fo:font-size="18pt" officeooo:rsid="00087684" fo:background-color="#fffffc" loext:char-shading-value="0" style:font-size-asian="18pt" style:font-size-complex="18pt" loext:padding="0.035cm" loext:border="0.74pt solid #eeeeee"/>
    </style:style>
    <style:style style:name="T7" style:family="text">
      <style:text-properties fo:color="#284d81" fo:font-size="18pt" fo:font-weight="bold" officeooo:rsid="00087684" fo:background-color="#fffffc" loext:char-shading-value="0" style:font-size-asian="18pt" style:font-weight-asian="bold" style:font-size-complex="18pt" style:font-weight-complex="bold" loext:padding="0.035cm" loext:border="0.74pt solid #eeeeee"/>
    </style:style>
    <style:style style:name="T8" style:family="text">
      <style:text-properties fo:color="#0077aa" fo:font-size="11.5pt" style:font-size-asian="11.5pt" style:font-size-complex="11.5pt" loext:padding="0cm" loext:border="none"/>
    </style:style>
    <style:style style:name="T9" style:family="text">
      <style:text-properties fo:color="#000000" style:font-name="Consolas" fo:font-size="11.5pt" style:font-size-asian="11.5pt" style:font-name-complex="Consolas2" style:font-size-complex="11.5pt" loext:padding="0cm" loext:border="none"/>
    </style:style>
    <style:style style:name="T10" style:family="text">
      <style:text-properties fo:color="#000000" style:font-name="Consolas" fo:font-size="11.5pt" style:font-size-asian="11.5pt" style:font-name-complex="Consolas2" style:font-size-complex="11.5pt"/>
    </style:style>
    <style:style style:name="T11" style:family="text">
      <style:text-properties fo:color="#000000" fo:font-size="18pt" fo:font-weight="bold" officeooo:rsid="00087684" fo:background-color="#fffffc" loext:char-shading-value="0" style:font-size-asian="18pt" style:font-weight-asian="bold" style:font-size-complex="18pt" style:font-weight-complex="bold" loext:padding="0.035cm" loext:border="0.74pt solid #eeeeee"/>
    </style:style>
    <style:style style:name="T12" style:family="text">
      <style:text-properties fo:color="#a67f59" fo:font-size="11.5pt" style:font-size-asian="11.5pt" style:font-size-complex="11.5pt" loext:padding="0cm" loext:border="none"/>
    </style:style>
    <style:style style:name="T13" style:family="text">
      <style:text-properties fo:color="#999999" fo:font-size="11.5pt" style:font-size-asian="11.5pt" style:font-size-complex="11.5pt" loext:padding="0cm" loext:border="none"/>
    </style:style>
    <style:style style:name="T14" style:family="text">
      <style:text-properties fo:color="#669900" fo:font-size="11.5pt" style:font-size-asian="11.5pt" style:font-size-complex="11.5pt" loext:padding="0cm" loext:border="none"/>
    </style:style>
    <style:style style:name="T15" style:family="text">
      <style:text-properties fo:color="#333333"/>
    </style:style>
    <style:style style:name="T16" style:family="text">
      <style:text-properties fo:color="#333333" style:font-name="Helvetica" fo:font-size="10.5pt" fo:font-weight="bold" style:font-name-asian="Times New Roman1" style:font-size-asian="10.5pt" style:font-weight-asian="bold" style:font-name-complex="Helvetica2" style:font-size-complex="10.5pt" style:font-weight-complex="bold"/>
    </style:style>
    <style:style style:name="T17" style:family="text">
      <style:text-properties fo:color="#333333" style:font-name="Helvetica" fo:font-size="10.5pt" style:font-name-asian="Times New Roman1" style:font-size-asian="10.5pt" style:font-name-complex="Helvetica2" style:font-size-complex="10.5pt"/>
    </style:style>
    <style:style style:name="T18" style:family="text">
      <style:text-properties fo:color="#333333" style:font-name="Helvetica1" fo:font-size="10pt"/>
    </style:style>
    <style:style style:name="T19" style:family="text">
      <style:text-properties fo:color="#333333" style:font-name="Helvetica1" fo:font-size="10pt" fo:font-weight="bold"/>
    </style:style>
    <style:style style:name="T20" style:family="text">
      <style:text-properties fo:color="#333333" style:font-name="Helvetica1" fo:font-size="10pt" fo:font-weight="bold" style:font-name-asian="Times New Roman1" style:font-size-asian="10.5pt" style:font-name-complex="Helvetica2" style:font-size-complex="10.5pt"/>
    </style:style>
    <style:style style:name="T21" style:family="text">
      <style:text-properties fo:color="#333333" style:font-name="Helvetica1" fo:font-size="10pt" style:font-name-asian="Times New Roman1" style:font-size-asian="10.5pt" style:font-name-complex="Helvetica2" style:font-size-complex="10.5pt"/>
    </style:style>
    <style:style style:name="T22" style:family="text">
      <style:text-properties fo:color="#c7254e" style:font-name="Consolas" fo:font-size="9.5pt" fo:background-color="#f9f2f4" loext:char-shading-value="0" style:font-name-asian="Times New Roman1" style:font-size-asian="9.5pt" style:font-name-complex="Consolas2" style:font-size-complex="9.5pt"/>
    </style:style>
    <style:style style:name="T23" style:family="text">
      <style:text-properties fo:color="#c7254e" style:font-name="Consolas" fo:font-size="9.5pt" fo:font-weight="bold" fo:background-color="#f9f2f4" loext:char-shading-value="0" style:font-name-asian="Times New Roman1" style:font-size-asian="9.5pt" style:font-weight-asian="bold" style:font-name-complex="Consolas2" style:font-size-complex="9.5pt" style:font-weight-complex="bold"/>
    </style:style>
    <style:style style:name="T24" style:family="text">
      <style:text-properties fo:color="#c7254e" style:font-name="Consolas1" fo:font-size="9pt" fo:background-color="#f9f2f4" loext:char-shading-value="0" style:font-name-asian="Times New Roman1" style:font-size-asian="10.5pt" style:font-name-complex="Helvetica2" style:font-size-complex="10.5pt" loext:padding="0cm" loext:border="none"/>
    </style:style>
    <style:style style:name="T25" style:family="text">
      <style:text-properties fo:color="#c7254e" style:font-name="Consolas1" fo:font-size="9pt" fo:background-color="#f9f2f4" loext:char-shading-value="0" loext:padding="0cm" loext:border="none"/>
    </style:style>
    <style:style style:name="T26" style:family="text">
      <style:text-properties fo:color="#c7254e" style:font-name="Consolas1" fo:font-size="9pt" fo:font-weight="bold" fo:background-color="#f9f2f4" loext:char-shading-value="0" loext:padding="0cm" loext:border="none"/>
    </style:style>
    <style:style style:name="T27" style:family="text">
      <style:text-properties fo:color="#c7254e" fo:background-color="#f9f2f4" loext:char-shading-value="0" loext:padding="0cm" loext:border="none"/>
    </style:style>
    <style:style style:name="T28" style:family="text">
      <style:text-properties officeooo:rsid="000438a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8pt" fo:font-weight="bold" officeooo:rsid="00087684" fo:background-color="#fffffc" loext:char-shading-value="0" style:font-size-asian="18pt" style:font-weight-asian="bold" style:font-size-complex="18pt" style:font-weight-complex="bold" loext:padding="0.035cm" loext:border="0.74pt solid #eeeeee"/>
    </style:style>
    <style:style style:name="T31" style:family="text">
      <style:text-properties fo:font-variant="normal" fo:text-transform="none" fo:color="#333333" style:font-name="Helvetica1" fo:font-size="10pt" fo:letter-spacing="normal" fo:font-style="normal" fo:font-weight="bold"/>
    </style:style>
    <style:style style:name="T32" style:family="text">
      <style:text-properties fo:font-variant="normal" fo:text-transform="none" fo:color="#333333" style:font-name="Helvetica1" fo:font-size="10pt" fo:letter-spacing="normal" fo:font-style="normal" fo:font-weight="normal"/>
    </style:style>
    <style:style style:name="T33" style:family="text">
      <style:text-properties fo:font-variant="normal" fo:text-transform="none" fo:color="#333333" style:font-name="Calibri1" fo:font-size="12pt" fo:letter-spacing="normal" fo:font-style="normal" fo:font-weight="normal"/>
    </style:style>
    <style:style style:name="T34" style:family="text">
      <style:text-properties fo:font-variant="normal" fo:text-transform="none" fo:color="#333333" style:font-name="Liberation Mono1" fo:font-size="10pt" fo:letter-spacing="normal" fo:font-style="normal" fo:font-weight="normal"/>
    </style:style>
    <style:style style:name="T35" style:family="text">
      <style:text-properties fo:color="#569cd6" style:font-name="Droid Sans Mono" fo:font-size="10.5pt" fo:font-weight="normal" fo:background-color="#1e1e1e" loext:char-shading-value="0"/>
    </style:style>
    <style:style style:name="T36" style:family="text">
      <style:text-properties fo:color="#9cdcfe"/>
    </style:style>
    <style:style style:name="T37" style:family="text">
      <style:text-properties fo:color="#9cdcfe" style:font-name="Droid Sans Mono" fo:font-size="10.5pt" fo:font-weight="normal" fo:background-color="#1e1e1e" loext:char-shading-value="0"/>
    </style:style>
    <style:style style:name="T38" style:family="text">
      <style:text-properties fo:color="#d4d4d4" style:font-name="Droid Sans Mono" fo:font-size="10.5pt" fo:font-weight="normal" fo:background-color="#1e1e1e" loext:char-shading-value="0"/>
    </style:style>
    <style:style style:name="T39" style:family="text">
      <style:text-properties fo:color="#ce9178" style:font-name="Droid Sans Mono" fo:font-size="10.5pt" fo:font-weight="normal" fo:background-color="#1e1e1e" loext:char-shading-value="0"/>
    </style:style>
    <style:style style:name="T40" style:family="text">
      <style:text-properties fo:color="#b5cea8"/>
    </style:style>
    <style:style style:name="T41" style:family="text">
      <style:text-properties fo:color="#dcdcaa"/>
    </style:style>
    <style:style style:name="T42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Why is JavaScript referred as an imperative language?</text:span></text:p>
      <text:p text:style-name="Standard"><text:span text:style-name="T1">Why is JavaScript referred as high-level programming language?</text:span></text:p>
      <text:p text:style-name="Standard"><text:span text:style-name="T1">Why is JavaScript referred as a dynamic language?</text:span></text:p>
      <text:p text:style-name="Standard"><text:span text:style-name="T1">Why is JavaScript referred as an untyped language?</text:span></text:p>
      <text:p text:style-name="Standard"><text:span text:style-name="T1">Why is JavaScript referred as an interpreted language?</text:span></text:p>
      <text:p text:style-name="P5"/>
      <text:p text:style-name="Standard"><text:span text:style-name="T1">What is the significance, and what are the benefits, of including 'use strict' at the beginning of a JavaScript source file?</text:span></text:p>
      <text:p text:style-name="Standard"/>
      <text:p text:style-name="Standard"><text:span text:style-name="T1">Operator Precedence</text:span></text:p>
      <text:p text:style-name="Standard"><text:span text:style-name="T2">function average(a, b) {</text:span></text:p>
      <text:p text:style-name="Standard"><text:span text:style-name="T2"><text:s text:c="2"/>return a + b / 2;</text:span></text:p>
      <text:p text:style-name="Standard"><text:span text:style-name="T2">}</text:span></text:p>
      <text:p text:style-name="Standard"><text:span text:style-name="T2">console.log(average(2, 1));</text:span></text:p>
      <text:p text:style-name="P6">ans:-2.<text:span text:style-name="T28">5</text:span></text:p>
      <text:p text:style-name="Standard"><text:a xlink:type="simple" xlink:href="http://www.thatjsdude.com/interview/js2.html#byValueByRef" text:style-name="Standard" text:visited-style-name="Standard"><text:span text:style-name="T1">Does JavaScript pass parameter by value or by reference?</text:span></text:a></text:p>
      <text:p text:style-name="P9"><text:span text:style-name="T1">Ans:-pass by value only</text:span></text:p>
      <text:p text:style-name="P5"/>
      <text:p text:style-name="P5"/>
      <text:p text:style-name="Standard"><text:span text:style-name="T1">Predict and Explain the Output</text:span></text:p>
      <text:p text:style-name="P5"/>
      <text:p text:style-name="Standard"><text:span text:style-name="T3">function f(a,b,c) {</text:span></text:p>
      <text:p text:style-name="Standard"><text:span text:style-name="T3"><text:s text:c="4"/>m=["1","2","3"];</text:span></text:p>
      <text:p text:style-name="Standard"><text:span text:style-name="T3"><text:s text:c="4"/>a = 3;</text:span></text:p>
      <text:p text:style-name="Standard"><text:span text:style-name="T3"><text:s text:c="4"/>b[0]= "X";</text:span></text:p>
      <text:p text:style-name="Standard"><text:span text:style-name="T3"><text:s text:c="4"/>c.first = false;</text:span></text:p>
      <text:p text:style-name="Standard"><text:span text:style-name="T3">}</text:span></text:p>
      <text:p text:style-name="Standard"><text:span text:style-name="T3">var x = 4;</text:span></text:p>
      <text:p text:style-name="Standard"><text:span text:style-name="T3">var y = ["A", "B", "C"];</text:span></text:p>
      <text:p text:style-name="Standard"><text:span text:style-name="T3">var z = {first: true};</text:span></text:p>
      <text:p text:style-name="Standard"><text:soft-page-break/><text:span text:style-name="T3">f(x,y,z);</text:span></text:p>
      <text:p text:style-name="Standard"><text:span text:style-name="T3">console.log(x, y, z);</text:span></text:p>
      <text:p text:style-name="P8"/>
      <text:p text:style-name="Standard"><text:span text:style-name="T3">function g(a){</text:span></text:p>
      <text:p text:style-name="Standard"><text:span text:style-name="T3"><text:s text:c="2"/>a={first: true};</text:span></text:p>
      <text:p text:style-name="Standard"><text:span text:style-name="T3"><text:s text:c="2"/>console.log(a);</text:span></text:p>
      <text:p text:style-name="Standard"><text:span text:style-name="T3">}</text:span></text:p>
      <text:p text:style-name="P8"/>
      <text:p text:style-name="Standard"><text:span text:style-name="T3">g(z);</text:span></text:p>
      <text:p text:style-name="Standard"><text:span text:style-name="T3">console.log(z);</text:span></text:p>
      <text:p text:style-name="P10"><text:span text:style-name="T3">ans:-4[‘X’,’B’,’C’] {first:false}</text:span></text:p>
      <text:p text:style-name="P10">{first:true}</text:p>
      <text:p text:style-name="P10">{first:false}</text:p>
      <text:p text:style-name="P8"/>
      <text:p text:style-name="Standard"><text:span text:style-name="T1">What is the difference between “undefined” and “not defined” in JavaScript?</text:span></text:p>
      <text:p text:style-name="P7"/>
      <text:p text:style-name="Standard"><text:span text:style-name="T1">What will be the output? Explain it.</text:span></text:p>
      <text:p text:style-name="P7"/>
      <text:p text:style-name="Standard"><text:span text:style-name="T2">function foo1()</text:span></text:p>
      <text:p text:style-name="Standard"><text:span text:style-name="T2">{</text:span></text:p>
      <text:p text:style-name="Standard"><text:span text:style-name="T2"><text:s text:c="2"/>return {</text:span></text:p>
      <text:p text:style-name="Standard"><text:span text:style-name="T2"><text:s text:c="6"/>bar: "hello"</text:span></text:p>
      <text:p text:style-name="Standard"><text:span text:style-name="T2"><text:s text:c="2"/>};</text:span></text:p>
      <text:p text:style-name="Standard"><text:span text:style-name="T2">}</text:span></text:p>
      <text:p text:style-name="Standard"><text:span text:style-name="T2">function foo2()</text:span></text:p>
      <text:p text:style-name="Standard"><text:span text:style-name="T2">{</text:span></text:p>
      <text:p text:style-name="Standard"><text:span text:style-name="T2"><text:s text:c="2"/>return</text:span></text:p>
      <text:p text:style-name="Standard"><text:span text:style-name="T2"><text:s text:c="2"/>{</text:span></text:p>
      <text:p text:style-name="Standard"><text:span text:style-name="T2"><text:s text:c="6"/>bar: "hello"</text:span></text:p>
      <text:p text:style-name="Standard"><text:soft-page-break/><text:span text:style-name="T2"><text:s text:c="2"/>};</text:span></text:p>
      <text:p text:style-name="Standard"><text:span text:style-name="T2">}</text:span></text:p>
      <text:p text:style-name="Standard"><text:span text:style-name="T2">console.log(foo1());</text:span></text:p>
      <text:p text:style-name="Standard"><text:span text:style-name="T2">console.log(foo2());</text:span></text:p>
      <text:p text:style-name="Standard"/>
      <text:p text:style-name="P11">Ans:-bar:hello</text:p>
      <text:p text:style-name="P11"><text:s text:c="2"/>undefined</text:p>
      <text:p text:style-name="Standard"><text:span text:style-name="T1">What will be the output? Also explain it.</text:span></text:p>
      <text:p text:style-name="Standard"/>
      <text:p text:style-name="P4"><text:span text:style-name="HTML_20_Code"><text:span text:style-name="T4">(function() {</text:span></text:span></text:p>
      <text:p text:style-name="P4"><text:span text:style-name="HTML_20_Code"><text:span text:style-name="T4"><text:s text:c="4"/>console.log(1); </text:span></text:span></text:p>
      <text:p text:style-name="P4"><text:span text:style-name="HTML_20_Code"><text:span text:style-name="T4"><text:s text:c="4"/>setTimeout(function(){console.log(2)}, 1000); </text:span></text:span></text:p>
      <text:p text:style-name="P4"><text:span text:style-name="HTML_20_Code"><text:span text:style-name="T4"><text:s text:c="4"/>setTimeout(function(){console.log(3)}, 0); </text:span></text:span></text:p>
      <text:p text:style-name="P4"><text:span text:style-name="HTML_20_Code"><text:span text:style-name="T4"><text:s text:c="4"/>console.log(4);</text:span></text:span></text:p>
      <text:p text:style-name="P2"><text:span text:style-name="HTML_20_Code"><text:span text:style-name="T4">})();</text:span></text:span></text:p>
      <text:p text:style-name="P2"><text:span text:style-name="HTML_20_Code"><text:span text:style-name="T5"/></text:span></text:p>
      <text:p text:style-name="P3"><text:span text:style-name="HTML_20_Code"><text:span text:style-name="T11">Ans:-1432</text:span></text:span></text:p>
      <text:p text:style-name="Standard"/>
      <text:p text:style-name="Standard"><text:span text:style-name="T1">Complete the code to compute and print the sum of two numbers without modifying the function definition and invocation:</text:span></text:p>
      <text:p text:style-name="Standard"/>
      <text:p text:style-name="Standard">function sum(x) { </text:p>
      <text:p text:style-name="Standard"><text:s/>console.log(); </text:p>
      <text:p text:style-name="Standard">}</text:p>
      <text:p text:style-name="Standard">sum(3,4);</text:p>
      <text:p text:style-name="Standard"/>
      <text:p text:style-name="Standard"/>
      <text:p text:style-name="Standard"/>
      <text:p text:style-name="Standard"><text:span text:style-name="T1">Predict the output and explain.</text:span></text:p>
      <text:p text:style-name="Standard">for (var i = 0; i &lt; 5; i++) {</text:p>
      <text:p text:style-name="Standard"><text:tab/>(function(x) {</text:p>
      <text:p text:style-name="Standard"><text:soft-page-break/><text:s text:c="4"/><text:tab/>setTimeout(function() { console.log(x); }, <text:s/>1000 );</text:p>
      <text:p text:style-name="Standard"><text:s text:c="4"/>})(i);</text:p>
      <text:p text:style-name="Standard">}</text:p>
      <text:p text:style-name="P12">ANS:-0</text:p>
      <text:p text:style-name="P12"><text:s text:c="9"/>1</text:p>
      <text:p text:style-name="P12"><text:s text:c="9"/>2</text:p>
      <text:p text:style-name="P12"><text:s text:c="8"/>3</text:p>
      <text:p text:style-name="P12"><text:s text:c="8"/>4</text:p>
      <text:p text:style-name="Standard"/>
      <text:p text:style-name="Standard"><text:span text:style-name="T1">What will be the output? Explain</text:span></text:p>
      <text:p text:style-name="Standard"/>
      <text:p text:style-name="Standard">var x= 5;</text:p>
      <text:p text:style-name="Standard">function check(){</text:p>
      <text:p text:style-name="Standard"><text:s text:c="2"/>y = 10;</text:p>
      <text:p text:style-name="Standard"><text:s text:c="2"/>console.log(x);</text:p>
      <text:p text:style-name="Standard"><text:s text:c="2"/>var x =10;</text:p>
      <text:p text:style-name="Standard">}</text:p>
      <text:p text:style-name="Standard">function check2(){ <text:s/></text:p>
      <text:p text:style-name="Standard"><text:s text:c="2"/>console.log(y);</text:p>
      <text:p text:style-name="Standard">}</text:p>
      <text:p text:style-name="Standard">check();</text:p>
      <text:p text:style-name="Standard">check2();</text:p>
      <text:p text:style-name="P13">Ans:undefined</text:p>
      <text:p text:style-name="P13"><text:s text:c="7"/>10</text:p>
      <text:p text:style-name="Standard"/>
      <text:p text:style-name="Standard"><text:span text:style-name="T1">How can you empty the following array?</text:span></text:p>
      <text:p text:style-name="P1"><text:span text:style-name="token"><text:span text:style-name="T8">var</text:span></text:span><text:span text:style-name="HTML_20_Code"><text:span text:style-name="T9"> arrayList </text:span></text:span><text:span text:style-name="token"><text:span text:style-name="T12">=</text:span></text:span><text:span text:style-name="HTML_20_Code"><text:span text:style-name="T9"> <text:s/></text:span></text:span><text:span text:style-name="token"><text:span text:style-name="T13">[</text:span></text:span><text:span text:style-name="token"><text:span text:style-name="T14">'a'</text:span></text:span><text:span text:style-name="token"><text:span text:style-name="T13">,</text:span></text:span><text:span text:style-name="token"><text:span text:style-name="T14">'b'</text:span></text:span><text:span text:style-name="token"><text:span text:style-name="T13">,</text:span></text:span><text:span text:style-name="token"><text:span text:style-name="T14">'c'</text:span></text:span><text:span text:style-name="token"><text:span text:style-name="T13">,</text:span></text:span><text:span text:style-name="token"><text:span text:style-name="T14">'d'</text:span></text:span><text:span text:style-name="token"><text:span text:style-name="T13">,</text:span></text:span><text:span text:style-name="token"><text:span text:style-name="T14">'e'</text:span></text:span><text:span text:style-name="token"><text:span text:style-name="T13">,</text:span></text:span><text:span text:style-name="token"><text:span text:style-name="T14">'f'</text:span></text:span><text:span text:style-name="token"><text:span text:style-name="T13">];</text:span></text:span></text:p>
      <text:p text:style-name="Standard"><text:s/><text:span text:style-name="T35">var</text:span><text:span text:style-name="T37"> arrayList</text:span><text:span text:style-name="T38"> = [</text:span><text:span text:style-name="T39">'a'</text:span><text:span text:style-name="T38">,</text:span><text:span text:style-name="T39">'b'</text:span><text:span text:style-name="T38">,</text:span><text:span text:style-name="T39">'c'</text:span><text:span text:style-name="T38">,</text:span><text:span text:style-name="T39">'d'</text:span><text:span text:style-name="T38">,</text:span><text:span text:style-name="T39">'e'</text:span><text:span text:style-name="T38">,</text:span><text:span text:style-name="T39">'f'</text:span><text:span text:style-name="T38">];</text:span></text:p>
      <text:p text:style-name="P17"/>
      <text:p text:style-name="P16"><text:span text:style-name="T36">arrayList</text:span>.<text:span text:style-name="T36">length</text:span> = <text:span text:style-name="T40">0</text:span>;</text:p>
      <text:p text:style-name="P16"><text:span text:style-name="T36">arrayList</text:span><text:span text:style-name="T41">.splice</text:span>(<text:span text:style-name="T40">0</text:span>,<text:span text:style-name="T36"> arrayList</text:span>.<text:span text:style-name="T36">length</text:span>);</text:p>
      <text:p text:style-name="P17"><text:soft-page-break/></text:p>
      <text:p text:style-name="P16"><text:span text:style-name="T42">console</text:span>.<text:span text:style-name="T41">log</text:span>(<text:span text:style-name="T36">arrayList</text:span>);</text:p>
      <text:p text:style-name="Standard"/>
      <text:p text:style-name="Standard"/>
      <text:p text:style-name="P14"/>
      <text:p text:style-name="P21"><text:span text:style-name="T20">Question:</text:span><text:span text:style-name="T17"> </text:span><text:span text:style-name="T21">What is </text:span><text:span text:style-name="T24">typeof []</text:span></text:p>
      <text:p text:style-name="P19"><text:span text:style-name="T31">Answer:</text:span><text:span text:style-name="T33"> </text:span><text:span text:style-name="Source_20_Text"><text:span text:style-name="T34">typeof</text:span></text:span><text:span text:style-name="T33"> </text:span><text:span text:style-name="T32">operator returns a string indicating the type of the unevaluated operand.</text:span></text:p>
      <text:p text:style-name="P20"><text:span text:style-name="T19">Question:</text:span><text:span text:style-name="T15"> </text:span><text:span text:style-name="T18">What is </text:span><text:span text:style-name="T25">typeof arguments</text:span></text:p>
      <text:p text:style-name="P18"><text:span text:style-name="T19">Answer:</text:span><text:span text:style-name="T15"> </text:span><text:span text:style-name="T18">undefined</text:span></text:p>
      <text:p text:style-name="P20"><text:span text:style-name="T19">Question:</text:span><text:span text:style-name="T15"> </text:span><text:span text:style-name="T18">What is </text:span><text:span text:style-name="T25">2+true</text:span></text:p>
      <text:p text:style-name="P18"><text:span text:style-name="T19">Answer:</text:span><text:span text:style-name="T15"> </text:span><text:span text:style-name="T18">3</text:span></text:p>
      <text:p text:style-name="P20"><text:span text:style-name="T19">Question:</text:span><text:span text:style-name="T15"> </text:span><text:span text:style-name="T18">What is </text:span><text:span text:style-name="T25">'6'+9</text:span></text:p>
      <text:p text:style-name="P18"><text:span text:style-name="T19">Answer:</text:span><text:span text:style-name="T15"> </text:span><text:span text:style-name="T18">69</text:span></text:p>
      <text:p text:style-name="P20"><text:span text:style-name="T19">Question:</text:span><text:span text:style-name="T15"> </text:span><text:span text:style-name="T18">What is the value of </text:span><text:span text:style-name="T25">4+3+2+"1"</text:span></text:p>
      <text:p text:style-name="P18"><text:span text:style-name="T19">Answer:</text:span><text:span text:style-name="T15">  </text:span><text:span text:style-name="T18">91</text:span></text:p>
      <text:p text:style-name="P20"><text:span text:style-name="T19">Question:</text:span><text:span text:style-name="T15"> </text:span><text:span text:style-name="T18">What is the value of </text:span><text:span text:style-name="T25">"1"+2+4</text:span></text:p>
      <text:p text:style-name="P18"><text:span text:style-name="T19">Answer:</text:span><text:span text:style-name="T15"> </text:span><text:span text:style-name="T18">124</text:span></text:p>
      <text:p text:style-name="P20"><text:span text:style-name="T19">Question:</text:span><text:span text:style-name="T15"> </text:span><text:span text:style-name="T18">What is the value of </text:span><text:span text:style-name="T25">-'34'+10</text:span></text:p>
      <text:p text:style-name="P18"><text:span text:style-name="T19">Answer:</text:span><text:span text:style-name="T15"> </text:span><text:span text:style-name="T18">-24</text:span></text:p>
      <text:p text:style-name="P20"><text:span text:style-name="T19">Question:</text:span><text:span text:style-name="T15"> </text:span><text:span text:style-name="T18">What is the value of </text:span><text:span text:style-name="T25">+'dude'</text:span></text:p>
      <text:p text:style-name="P18"><text:span text:style-name="T19">Answer:</text:span><text:span text:style-name="T15"> </text:span><text:span text:style-name="T18">NaN</text:span></text:p>
      <text:p text:style-name="P20"><text:span text:style-name="T19">Question:</text:span><text:span text:style-name="T15"> </text:span><text:span text:style-name="T18">If you have </text:span><text:span text:style-name="T25">var y = 1, x = y = typeof x;</text:span><text:span text:style-name="T15"> </text:span><text:span text:style-name="T18">What is the value of x?</text:span></text:p>
      <text:p text:style-name="P18"><text:span text:style-name="T19">Answer:</text:span><text:span text:style-name="T15"> </text:span><text:span text:style-name="T18">Undefined</text:span></text:p>
      <text:p text:style-name="P20"><text:span text:style-name="T19">Question:</text:span><text:span text:style-name="T15"> </text:span><text:span text:style-name="T18">for </text:span><text:span text:style-name="T25">var a = (2, 3, 5);</text:span><text:span text:style-name="T15"> </text:span><text:span text:style-name="T18">what is the value of a?</text:span></text:p>
      <text:p text:style-name="P18"><text:span text:style-name="T19">Answer:</text:span><text:span text:style-name="T15">  </text:span><text:span text:style-name="T18">5</text:span></text:p>
      <text:p text:style-name="P20"><text:span text:style-name="T19">Question:</text:span><text:span text:style-name="T15"> </text:span><text:span text:style-name="T18">for </text:span><text:span text:style-name="T25">var a = (1, 5 - 1) * 2</text:span><text:span text:style-name="T15"> </text:span><text:span text:style-name="T18">what is the value of a?</text:span></text:p>
      <text:p text:style-name="P18"><text:span text:style-name="T19">Answer:8</text:span></text:p>
      <text:p text:style-name="P20"><text:span text:style-name="T19">Question:</text:span><text:span text:style-name="T15"> </text:span><text:span text:style-name="T18">What is the value of </text:span><text:span text:style-name="T25">!'bang'</text:span></text:p>
      <text:p text:style-name="P18"><text:span text:style-name="T19">Answer:</text:span><text:span text:style-name="T15"> </text:span><text:span text:style-name="T18">false</text:span></text:p>
      <text:p text:style-name="P20"><text:span text:style-name="T19">Question:</text:span><text:span text:style-name="T15"> </text:span><text:span text:style-name="T18">What is the value of </text:span><text:span text:style-name="T25">parseFloat('12.3.4')</text:span></text:p>
      <text:p text:style-name="P18"><text:span text:style-name="T19">Answer:</text:span><text:span text:style-name="T15"> </text:span><text:span text:style-name="T18">12.3</text:span></text:p>
      <text:p text:style-name="P20"><text:span text:style-name="T19">Question:</text:span><text:span text:style-name="T15"> </text:span><text:span text:style-name="T18">What is the value of </text:span><text:span text:style-name="T25">Math.max([2,3,4,5]);</text:span></text:p>
      <text:p text:style-name="P18"><text:span text:style-name="T19">Answer:</text:span><text:span text:style-name="T15"> </text:span><text:span text:style-name="T18">NaN</text:span></text:p>
      <text:p text:style-name="P20"><text:soft-page-break/><text:span text:style-name="T19">Question: What is the output of</text:span><text:span text:style-name="T15"> </text:span><text:span text:style-name="T25">3 instanceof Number</text:span></text:p>
      <text:p text:style-name="P18"><text:span text:style-name="T19">Answer:</text:span><text:span text:style-name="T15"> </text:span><text:span text:style-name="T18">false</text:span></text:p>
      <text:p text:style-name="P20"><text:span text:style-name="T19">Question: What is the output of</text:span><text:span text:style-name="T27"> </text:span><text:span text:style-name="T25">null == undefined</text:span></text:p>
      <text:p text:style-name="P18"><text:span text:style-name="T19">Answer:</text:span><text:span text:style-name="T15"> </text:span><text:span text:style-name="T18">true</text:span></text:p>
      <text:p text:style-name="P20"><text:span text:style-name="T19">Question:</text:span><text:span text:style-name="T18">What is the value of </text:span><text:span text:style-name="T25">!!function(){};</text:span></text:p>
      <text:p text:style-name="P18"><text:span text:style-name="T19">Answer:</text:span><text:span text:style-name="T15"> </text:span><text:span text:style-name="T18">true</text:span></text:p>
      <text:p text:style-name="P20"><text:span text:style-name="T19">Question:</text:span><text:span text:style-name="T15"> </text:span><text:span text:style-name="T18">What is the value of </text:span><text:span text:style-name="T25">typeof bar</text:span></text:p>
      <text:p text:style-name="P18"><text:span text:style-name="T19">Answer:</text:span><text:span text:style-name="T15"> </text:span><text:span text:style-name="T18">undefined</text:span></text:p>
      <text:p text:style-name="P20"><text:span text:style-name="T19">Question:</text:span><text:span text:style-name="T15"> </text:span><text:span text:style-name="T18">What is the value of </text:span><text:span text:style-name="T25">typeof null</text:span></text:p>
      <text:p text:style-name="P18"><text:span text:style-name="T19">Answer:</text:span><text:span text:style-name="T15"> </text:span><text:span text:style-name="T18">Object</text:span></text:p>
      <text:p text:style-name="P20"><text:span text:style-name="T19">Question:</text:span><text:span text:style-name="T15"> </text:span><text:span text:style-name="T18">If </text:span><text:span text:style-name="T25">var a = 2, b =3</text:span><text:span text:style-name="T15"> </text:span><text:span text:style-name="T18">what would be value of </text:span><text:span text:style-name="T25">a &amp;&amp; b</text:span></text:p>
      <text:p text:style-name="P18"><text:span text:style-name="T19">Answer:</text:span><text:span text:style-name="T15"> </text:span><text:span text:style-name="T18">3</text:span></text:p>
      <text:p text:style-name="P20"><text:span text:style-name="T19">Question:</text:span><text:span text:style-name="T15"> </text:span><text:span text:style-name="T18">What would be consoled </text:span><text:span text:style-name="T25">var foo = 'outside'; function logIt(){console.log(foo); var foo = 'inside';} logIt();</text:span></text:p>
      <text:p text:style-name="P18"><text:span text:style-name="T19">Answer:</text:span><text:span text:style-name="T15"> </text:span><text:span text:style-name="T18">undefined</text:span></text:p>
      <text:p text:style-name="P20"><text:span text:style-name="T19">Question:</text:span><text:span text:style-name="T15"> </text:span><text:span text:style-name="T18">What is </text:span><text:span text:style-name="T25">-5%2</text:span></text:p>
      <text:p text:style-name="P18"><text:span text:style-name="T19">Answer:-1</text:span></text:p>
      <text:p text:style-name="P20"><text:span text:style-name="T19">Question:</text:span><text:span text:style-name="T15"> </text:span><text:span text:style-name="T18">Why </text:span><text:span text:style-name="T25">.1+.2 != .3</text:span></text:p>
      <text:p text:style-name="P18"><text:span text:style-name="T19">Answer:true</text:span></text:p>
      <text:p text:style-name="P20"><text:span text:style-name="T19">Question: </text:span><text:span text:style-name="T18">What is the output of </text:span><text:span text:style-name="T26">42..toString()</text:span></text:p>
      <text:p text:style-name="P18"><text:span text:style-name="T19">Anwser:</text:span><text:span text:style-name="T15"> </text:span><text:span text:style-name="T18">42</text:span></text:p>
      <text:p text:style-name="P20"><text:span text:style-name="T19">Question:</text:span><text:span text:style-name="T15"> </text:span><text:span text:style-name="T18">What is the output of</text:span><text:span text:style-name="T25">4.2..toString</text:span></text:p>
      <text:p text:style-name="P18"><text:span text:style-name="T19">Anwser:</text:span><text:span text:style-name="T15"> </text:span><text:span text:style-name="T18">error</text:span></text:p>
      <text:p text:style-name="P20"><text:span text:style-name="T19">Question: </text:span><text:span text:style-name="T18">What is the output of</text:span><text:span text:style-name="T25">42 . toString()</text:span></text:p>
      <text:p text:style-name="P18"><text:span text:style-name="T19">Anwser:</text:span><text:span text:style-name="T15"> </text:span><text:span text:style-name="T18">42</text:span></text:p>
      <text:p text:style-name="P20"><text:span text:style-name="T19">Question:</text:span><text:span text:style-name="T15"> </text:span><text:span text:style-name="T18">What is the output of </text:span><text:span text:style-name="T25">typeof(NaN)</text:span></text:p>
      <text:p text:style-name="P18"><text:span text:style-name="T19">Anwser:number</text:span></text:p>
      <text:p text:style-name="P20"><text:span text:style-name="T19">Question: </text:span><text:span text:style-name="T18">What is the output of</text:span><text:span text:style-name="T15"> </text:span><text:span text:style-name="T25">2 in [1,2]</text:span></text:p>
      <text:p text:style-name="P18"><text:span text:style-name="T19">Anwser:</text:span><text:span text:style-name="T15">  </text:span><text:span text:style-name="T18">false</text:span></text:p>
      <text:p text:style-name="P14"><text:span text:style-name="T17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, Arial, Helvetica, sans-serif"/>
    <style:font-face style:name="Consolas1" svg:font-family="Consolas, serif"/>
    <style:font-face style:name="Droid Sans Mono" svg:font-family="'Droid Sans Mono', monospace, monospace, 'Droid Sans Fallback'"/>
    <style:font-face style:name="Helvetica1" svg:font-family="Helvetica, serif"/>
    <style:font-face style:name="Liberation Mono1" svg:font-family="'Liberation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anta Sarma</meta:initial-creator>
    <meta:editing-cycles>17</meta:editing-cycles>
    <meta:creation-date>2017-01-16T06:49:00</meta:creation-date>
    <dc:date>2020-02-25T15:07:08.228956415</dc:date>
    <meta:editing-duration>PT5H51M18S</meta:editing-duration>
    <meta:generator>LibreOffice/6.3.4.2$Linux_X86_64 LibreOffice_project/30$Build-2</meta:generator>
    <meta:document-statistic meta:table-count="0" meta:image-count="0" meta:object-count="0" meta:page-count="6" meta:paragraph-count="154" meta:word-count="599" meta:character-count="3783" meta:non-whitespace-character-count="32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